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 style:font-pitch="fixed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width="14.416cm" svg:height="4.004cm" draw:z-index="0"><draw:object xlink:href="./Object 1" xlink:type="simple" xlink:show="embed" xlink:actuate="onLoad"/><draw:image xlink:href="./ObjectReplacements/Object 1" xlink:type="simple" xlink:show="embed" xlink:actuate="onLoad"/></draw:frame> Silhouette Index</text:p>
      <text:p text:style-name="Standard"/>
      <text:p text:style-name="Standard"><draw:frame draw:style-name="fr1" draw:name="Object4" text:anchor-type="as-char" svg:width="16.738cm" svg:height="4.004cm" draw:z-index="38"><draw:object xlink:href="./Object 39" xlink:type="simple" xlink:show="embed" xlink:actuate="onLoad"/><draw:image xlink:href="./ObjectReplacements/Object 39" xlink:type="simple" xlink:show="embed" xlink:actuate="onLoad"/></draw:frame> Fast Silhouette</text:p>
      <text:p text:style-name="Standard"/>
      <text:p text:style-name="Standard"/>
      <text:p text:style-name="Standard"><draw:frame draw:style-name="fr1" draw:name="Objekt2" text:anchor-type="as-char" svg:width="8.357cm" svg:height="3.494cm" draw:z-index="1"><draw:object xlink:href="./Object 2" xlink:type="simple" xlink:show="embed" xlink:actuate="onLoad"/><draw:image xlink:href="./ObjectReplacements/Object 2" xlink:type="simple" xlink:show="embed" xlink:actuate="onLoad"/></draw:frame> Distance Ratio</text:p>
      <text:p text:style-name="Standard"/>
      <text:p text:style-name="Standard"><draw:frame draw:style-name="fr1" draw:name="Objekt3" text:anchor-type="as-char" svg:width="16.251cm" svg:height="8.74cm" draw:z-index="2"><draw:object xlink:href="./Object 3" xlink:type="simple" xlink:show="embed" xlink:actuate="onLoad"/><draw:image xlink:href="./ObjectReplacements/Object 3" xlink:type="simple" xlink:show="embed" xlink:actuate="onLoad"/></draw:frame> Within-type standard deviation</text:p>
      <text:p text:style-name="Standard"/>
      <text:p text:style-name="Standard"><draw:frame draw:style-name="fr1" draw:name="Objekt4" text:anchor-type="as-char" svg:width="9.342cm" svg:height="3.494cm" draw:z-index="3"><draw:object xlink:href="./Object 4" xlink:type="simple" xlink:show="embed" xlink:actuate="onLoad"/><draw:image xlink:href="./ObjectReplacements/Object 4" xlink:type="simple" xlink:show="embed" xlink:actuate="onLoad"/></draw:frame> Explained Variation</text:p>
      <text:p text:style-name="Standard"/>
      <text:p text:style-name="Standard"><draw:frame draw:style-name="fr1" draw:name="Objekt5" text:anchor-type="as-char" svg:width="11.576cm" svg:height="3.556cm" draw:z-index="4"><draw:object xlink:href="./Object 5" xlink:type="simple" xlink:show="embed" xlink:actuate="onLoad"/><draw:image xlink:href="./ObjectReplacements/Object 5" xlink:type="simple" xlink:show="embed" xlink:actuate="onLoad"/></draw:frame> Pseudo-F Statistic</text:p>
      <text:p text:style-name="Standard"/>
      <text:p text:style-name="Standard"><draw:frame draw:style-name="fr1" draw:name="Objekt16" text:anchor-type="as-char" svg:width="19.112cm" svg:height="8.266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3"/>
      <text:p text:style-name="P2"/>
      <text:p text:style-name="Standard"><draw:frame draw:style-name="fr2" draw:name="Objekt6" text:anchor-type="as-char" svg:y="-1cm" svg:width="21.19cm" svg:height="8.22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2" draw:name="Objekt7" text:anchor-type="as-char" svg:y="0cm" svg:width="10.94cm" svg:height="0.746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2" draw:name="Objekt8" text:anchor-type="as-char" svg:y="1.348cm" svg:width="7.609cm" svg:height="0.746cm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2" draw:name="Objekt9" text:anchor-type="as-char" svg:y="1.348cm" svg:width="6.195cm" svg:height="0.656cm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2" draw:name="Objekt10" text:anchor-type="as-char" svg:y="1.348cm" svg:width="5.74cm" svg:height="0.656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2" draw:name="Objekt11" text:anchor-type="as-char" svg:y="1.348cm" svg:width="10.485cm" svg:height="0.746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2" draw:name="Objekt12" text:anchor-type="as-char" svg:y="1.348cm" svg:width="21.087cm" svg:height="0.746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2" draw:name="Objekt13" text:anchor-type="as-char" svg:y="1.348cm" svg:width="21.588cm" svg:height="0.746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2" draw:name="Objekt14" text:anchor-type="as-char" svg:y="1.348cm" svg:width="19.076cm" svg:height="0.746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2" draw:name="Objekt15" text:anchor-type="as-char" svg:y="1.348cm" svg:width="19.487cm" svg:height="0.746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CHI_Square – Goodness of Fit</text:p>
      <text:p text:style-name="Standard"/>
      <text:p text:style-name="Standard"><draw:frame draw:style-name="fr1" draw:name="Object1" text:anchor-type="as-char" svg:width="19.383cm" svg:height="4.551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>CHI_Square (2-Sample)</text:p>
      <text:p text:style-name="Standard"/>
      <text:p text:style-name="Standard"><draw:frame draw:style-name="fr1" draw:name="Object3" text:anchor-type="as-char" svg:width="16.536cm" svg:height="4.55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/>
      <text:p text:style-name="Standard"/>
      <text:p text:style-name="Standard">Shapiro-Wilks</text:p>
      <text:p text:style-name="Standard"/>
      <text:p text:style-name="Standard">Kolmogoroff-Smirnoff (1-Sample)</text:p>
      <text:p text:style-name="Standard"/>
      <text:p text:style-name="Standard"><draw:frame draw:style-name="fr1" draw:name="Object2" text:anchor-type="as-char" svg:width="24.363cm" svg:height="4.30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Kolmogoroff-Smirnoff (2-Sample)</text:p>
      <text:p text:style-name="Standard"/>
      <text:p text:style-name="Standard"/>
      <text:p text:style-name="Standard"/>
      <text:p text:style-name="Standard"/>
      <text:p text:style-name="Standard">T-Test (2SP)</text:p>
      <text:p text:style-name="Standard"><draw:frame draw:style-name="fr1" draw:name="Objekt24" text:anchor-type="as-char" svg:width="18.694cm" svg:height="4.801cm" draw:z-index="23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/>
      <text:p text:style-name="Standard">für gleiche SP-Umfänge</text:p>
      <text:p text:style-name="Standard"><draw:frame draw:style-name="fr1" draw:name="Objekt23" text:anchor-type="as-char" svg:width="11.843cm" svg:height="4.658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/>
      <text:p text:style-name="Standard">Unterschiedliche Varianzen, unterschiedliche SP-Umfänge</text:p>
      <text:p text:style-name="Standard"/>
      <text:p text:style-name="Standard"/>
      <text:p text:style-name="Standard"/>
      <text:p text:style-name="Standard"/>
      <text:p text:style-name="Standard">Unterschiedliche Varianzen, gleiche SP-Umfänge</text:p>
      <text:p text:style-name="Standard"/>
      <text:p text:style-name="Standard"/>
      <text:p text:style-name="Standard">T-Tests (SP-GG)</text:p>
      <text:p text:style-name="Standard"/>
      <text:p text:style-name="Standard"><draw:frame draw:style-name="fr1" draw:name="Objekt22" text:anchor-type="as-char" svg:width="12.014cm" svg:height="3.985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/>
      <text:p text:style-name="Standard"/>
      <text:p text:style-name="Standard">U-Test</text:p>
      <text:p text:style-name="Standard"><draw:frame draw:style-name="fr1" draw:name="Objekt18" text:anchor-type="as-char" svg:width="20.445cm" svg:height="8.789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mit</text:p>
      <text:p text:style-name="Standard"/>
      <text:p text:style-name="Standard"><draw:frame draw:style-name="fr1" draw:name="Objekt17" text:anchor-type="as-char" svg:width="13.085cm" svg:height="2.79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1" draw:name="Objekt19" text:anchor-type="as-char" svg:width="13.152cm" svg:height="2.7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/>
      <text:p text:style-name="Standard"><draw:frame draw:style-name="fr1" draw:name="Objekt21" text:anchor-type="as-char" svg:width="13.924cm" svg:height="1.402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><draw:frame draw:style-name="fr1" draw:name="Objekt20" text:anchor-type="as-char" svg:width="8.14cm" svg:height="1.402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Standard"/>
      <text:p text:style-name="Standard">F-Test</text:p>
      <text:p text:style-name="Standard">für ungleiche SP-Umfänge</text:p>
      <text:p text:style-name="Standard"><draw:frame draw:style-name="fr2" draw:name="Objekt25" text:anchor-type="as-char" svg:y="0cm" svg:width="7.936cm" svg:height="4.748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/>
      <text:p text:style-name="Standard">für gleiche SP-Umfänge</text:p>
      <text:p text:style-name="Standard"/>
      <text:p text:style-name="Standard"><draw:frame draw:style-name="fr1" draw:name="Objekt26" text:anchor-type="as-char" svg:width="15.57cm" svg:height="4.925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Standard"/>
      <text:p text:style-name="Standard"/>
      <text:p text:style-name="Standard">Levene-Test</text:p>
      <text:p text:style-name="Standard"/>
      <text:p text:style-name="Standard"><draw:frame draw:style-name="fr1" draw:name="Objekt27" text:anchor-type="as-char" svg:width="21.932cm" svg:height="8.983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/>
      <text:p text:style-name="Standard">mit</text:p>
      <text:p text:style-name="Standard"/>
      <text:p text:style-name="Standard"><draw:frame draw:style-name="fr1" draw:name="Objekt28" text:anchor-type="as-char" svg:width="22.684cm" svg:height="5.768cm" draw:z-index="27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>ANOVA</text:p>
      <text:p text:style-name="Standard"/>
      <text:p text:style-name="Standard"><draw:frame draw:style-name="fr2" draw:name="Objekt29" text:anchor-type="as-char" svg:y="-0.296cm" svg:width="10.432cm" svg:height="4.309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Standard"/>
      <text:p text:style-name="Standard"><draw:frame draw:style-name="fr1" draw:name="Objekt31" text:anchor-type="as-char" svg:width="18.272cm" svg:height="8.07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/>
      <text:p text:style-name="Standard"><draw:frame draw:style-name="fr1" draw:name="Objekt30" text:anchor-type="as-char" svg:width="15.088cm" svg:height="6.339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/>
      <text:p text:style-name="Standard"><draw:frame draw:style-name="fr1" draw:name="Objekt32" text:anchor-type="as-char" svg:width="18.272cm" svg:height="8.22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/>
      <text:p text:style-name="Standard"><draw:frame draw:style-name="fr1" draw:name="Objekt33" text:anchor-type="as-char" svg:width="15.274cm" svg:height="6.489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/>
      <text:p text:style-name="Standard"/>
      <text:p text:style-name="Standard"><draw:frame draw:style-name="fr1" draw:name="Objekt34" text:anchor-type="as-char" svg:width="18.129cm" svg:height="6.184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/>
      <text:p text:style-name="Standard"/>
      <text:p text:style-name="Standard"><draw:frame draw:style-name="fr1" draw:name="Objekt35" text:anchor-type="as-char" svg:width="12.993cm" svg:height="6.339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 style:font-pitch="fixed"/>
    <style:font-face style:name="FreeSans" svg:font-family="FreeSans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de" fo:country="DE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9-26T22:05:39</meta:creation-date>
    <dc:date>2010-03-16T14:32:48</dc:date>
    <dc:language>de-DE</dc:language>
    <meta:editing-cycles>42</meta:editing-cycles>
    <meta:editing-duration>PT9H8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39" meta:page-count="15" meta:paragraph-count="57" meta:word-count="72" meta:character-count="5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IL</math:mi>
        <math:mo math:stretchy="false">=</math:mo>
        <math:mfrac>
          <math:mn>1</math:mn>
          <math:mi>n</math:mi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frac>
          <math:mrow>
            <math:msub>
              <math:mi>b</math:mi>
              <math:mi>i</math:mi>
            </math:msub>
            <math:mo math:stretchy="false">−</math:mo>
            <math:msub>
              <math:mi>a</math:mi>
              <math:mi>i</math:mi>
            </math:msub>
          </math:mrow>
          <math:mrow>
            <math:mi math:fontstyle="italic">max</math:mi>
            <math:mrow>
              <math:mo math:stretchy="false">(</math:mo>
              <math:mrow>
                <math:msub>
                  <math:mi>a</math:mi>
                  <math:mi>i</math:mi>
                </math:msub>
                <math:mi>,</math:mi>
                <math:msub>
                  <math:mi>b</math:mi>
                  <math:mi>i</math:mi>
                </math:msub>
              </math:mrow>
              <math:mo math:stretchy="false">)</math:mo>
            </math:mrow>
          </math:mrow>
        </math:mfrac>
      </math:mrow>
    </math:mrow>
    <math:annotation math:encoding="StarMath 5.0">SIL = 1 over n sum from{i=1} to{n} {{b_i - a_i} over {max(a_i, b_i)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text>number of cases</math:mtext>
    </math:mrow>
    <math:annotation math:encoding="StarMath 5.0">n = "number of cases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sd</math:mi>
        <math:mi>i</math:mi>
      </math:msub>
      <math:mo math:stretchy="false">=</math:mo>
      <math:mtext>Standard deviation within class</math:mtext>
    </math:mrow>
    <math:annotation math:encoding="StarMath 5.0">sd_i = "Standard deviation within class"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>i</math:mi>
      </math:msub>
      <math:mo math:stretchy="false">=</math:mo>
      <math:mtext>average distance between case i and all other cases in the same class</math:mtext>
    </math:mrow>
    <math:annotation math:encoding="StarMath 5.0">a_i = "average distance between case i and all other cases in the same class"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i>i</math:mi>
      </math:msub>
      <math:mo math:stretchy="false">=</math:mo>
      <math:mtext>average distance between case i and all other cases in the closest class</math:mtext>
    </math:mrow>
    <math:annotation math:encoding="StarMath 5.0">b_i = "average distance between case i and all other cases in the closest class"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</math:mi>
        <math:mi>o</math:mi>
      </math:msub>
      <math:mo math:stretchy="false">=</math:mo>
      <math:mtext>Mean pattern correlation between cases from the same class</math:mtext>
    </math:mrow>
    <math:annotation math:encoding="StarMath 5.0">pc_o = "Mean pattern correlation between cases from the same class"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</math:mi>
        <math:mi>i</math:mi>
      </math:msub>
      <math:mo math:stretchy="false">=</math:mo>
      <math:mtext>Mean pattern correlation between cases from different classes</math:mtext>
    </math:mrow>
    <math:annotation math:encoding="StarMath 5.0">pc_i = "Mean pattern correlation between cases from different classes"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CIM</math:mi>
      <math:mo math:stretchy="false">=</math:mo>
      <math:mfrac>
        <math:mrow>
          <math:mi>k</math:mi>
          <math:mrow>
            <math:mrow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1</math:mn>
                  </math:mrow>
                  <math:mi>K</math:mi>
                </math:munderover>
                <math:msub>
                  <math:mi>z</math:mi>
                  <math:mrow>
                    <math:mn>1</math:mn>
                    <math:mo math:stretchy="false">−</math:mo>
                    <math:mrow>
                      <math:mi math:fontstyle="italic">alpha</math:mi>
                      <math:mo math:stretchy="false">/</math:mo>
                      <math:mn>2</math:mn>
                    </math:mrow>
                  </math:mrow>
                </math:msub>
              </math:mrow>
              <math:mo math:stretchy="false">⋅</math:mo>
              <math:mfrac>
                <math:msub>
                  <math:mi math:fontstyle="italic">SDI</math:mi>
                  <math:mi>k</math:mi>
                </math:msub>
                <math:msqrt>
                  <math:msub>
                    <math:mi>n</math:mi>
                    <math:mi>k</math:mi>
                  </math:msub>
                </math:msqrt>
              </math:mfrac>
            </math:mrow>
            <math:mo math:stretchy="false">⋅</math:mo>
            <math:msub>
              <math:mi>n</math:mi>
              <math:mi>k</math:mi>
            </math:msub>
          </math:mrow>
        </math:mrow>
        <math:mrow>
          <math:mi>k</math:mi>
          <math:mrow>
            <math:munderover>
              <math:mo math:stretchy="false">∑</math:mo>
              <math:mrow>
                <math:mi>k</math:mi>
                <math:mo math:stretchy="false">=</math:mo>
                <math:mn>1</math:mn>
              </math:mrow>
              <math:mi>K</math:mi>
            </math:munderover>
            <math:msub>
              <math:mi>n</math:mi>
              <math:mi>k</math:mi>
            </math:msub>
          </math:mrow>
        </math:mrow>
      </math:mfrac>
    </math:mrow>
    <math:annotation math:encoding="StarMath 5.0">CIM = {k sum from k=1 to K z_{1-alpha/2} cdot {SDI_k over sqrt{n_k}} cdot n_k} over {k sum from k=1 to K n_k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2</math:mn>
      </math:msup>
      <math:mo math:stretchy="false">=</math:mo>
      <math:mrow>
        <math:munderover>
          <math:mo math:stretchy="false">∑</math:mo>
          <math:mrow>
            <math:mi>k</math:mi>
            <math:mo math:stretchy="false">=</math:mo>
            <math:mn>1</math:mn>
          </math:mrow>
          <math:mi>K</math:mi>
        </math:munderover>
        <math:mfrac>
          <math:msup>
            <math:mrow>
              <math:mo math:stretchy="false">(</math:mo>
              <math:mrow>
                <math:msub>
                  <math:mi>H</math:mi>
                  <math:mi>k</math:mi>
                </math:msub>
                <math:mrow>
                  <math:mrow>
                    <math:mo math:stretchy="false">(</math:mo>
                    <math:mi math:fontstyle="italic">SP</math:mi>
                    <math:mo math:stretchy="false">)</math:mo>
                  </math:mrow>
                  <math:mo math:stretchy="false">−</math:mo>
                  <math:msub>
                    <math:mi>H</math:mi>
                    <math:mi>k</math:mi>
                  </math:msub>
                </math:mrow>
                <math:mrow>
                  <math:mo math:stretchy="false">(</math:mo>
                  <math:mi math:fontstyle="italic">TV</math:mi>
                  <math:mo math:stretchy="false">)</math:mo>
                </math:mrow>
              </math:mrow>
              <math:mo math:stretchy="false">)</math:mo>
            </math:mrow>
            <math:mn>2</math:mn>
          </math:msup>
          <math:mrow>
            <math:msub>
              <math:mi>H</math:mi>
              <math:mi>k</math:mi>
            </math:msub>
            <math:mrow>
              <math:mo math:stretchy="false">(</math:mo>
              <math:mi math:fontstyle="italic">TV</math:mi>
              <math:mo math:stretchy="false">)</math:mo>
            </math:mrow>
          </math:mrow>
        </math:mfrac>
      </math:mrow>
    </math:mrow>
    <math:annotation math:encoding="StarMath 5.0">X^{2} = sum from{k=1} to{K} {{(H_k(SP) - H_k(TV))^2} over  {H_k(TV)} 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italic">Pr</math:mi>
      <math:mo math:stretchy="false">=</math:mo>
      <math:mfrac>
        <math:mfenced math:open="∣" math:close="∣">
          <math:mrow>
            <math:mi math:fontstyle="italic">Max</math:mi>
            <math:msubsup>
              <math:mrow>
                <math:mo math:stretchy="false">(</math:mo>
                <math:mrow>
                  <math:msub>
                    <math:mi math:fontstyle="italic">SH</math:mi>
                    <math:mi>k</math:mi>
                  </math:msub>
                  <math:mrow>
                    <math:mrow>
                      <math:mo math:stretchy="false">(</math:mo>
                      <math:mi math:fontstyle="italic">SP</math:mi>
                      <math:mo math:stretchy="false">)</math:mo>
                    </math:mrow>
                    <math:mo math:stretchy="false">−</math:mo>
                    <math:msub>
                      <math:mi math:fontstyle="italic">SH</math:mi>
                      <math:mi>k</math:mi>
                    </math:msub>
                  </math:mrow>
                  <math:mrow>
                    <math:mo math:stretchy="false">(</math:mo>
                    <math:mi math:fontstyle="italic">TV</math:mi>
                    <math:mo math:stretchy="false">)</math:mo>
                  </math:mrow>
                </math:mrow>
                <math:mo math:stretchy="false">)</math:mo>
              </math:mrow>
              <math:mrow>
                <math:mi>k</math:mi>
                <math:mo math:stretchy="false">=</math:mo>
                <math:mn>1</math:mn>
              </math:mrow>
              <math:mi>K</math:mi>
            </math:msubsup>
          </math:mrow>
        </math:mfenced>
        <math:mi>n</math:mi>
      </math:mfrac>
    </math:mrow>
    <math:annotation math:encoding="StarMath 5.0">Pr={abs{ Max(SH_k(SP) - SH_k(TV)) rsup{K} rsub {k=1} }} over n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2</math:mn>
      </math:msup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k</math:mi>
        </math:munderover>
        <math:mrow>
          <math:munderover>
            <math:mo math:stretchy="false">∑</math:mo>
            <math:mrow>
              <math:mi>j</math:mi>
              <math:mo math:stretchy="false">=</math:mo>
              <math:mn>1</math:mn>
            </math:mrow>
            <math:mi>l</math:mi>
          </math:munderover>
          <math:mfrac>
            <math:msup>
              <math:mrow>
                <math:mo math:stretchy="false">(</math:mo>
                <math:mrow>
                  <math:msub>
                    <math:mi math:fontstyle="italic">BH</math:mi>
                    <math:mi math:fontstyle="italic">ij</math:mi>
                  </math:msub>
                  <math:mo math:stretchy="false">−</math:mo>
                  <math:msub>
                    <math:mi math:fontstyle="italic">EH</math:mi>
                    <math:mi math:fontstyle="italic">ij</math:mi>
                  </math:msub>
                </math:mrow>
                <math:mo math:stretchy="false">)</math:mo>
              </math:mrow>
              <math:mn>2</math:mn>
            </math:msup>
            <math:msub>
              <math:mi math:fontstyle="italic">EH</math:mi>
              <math:mi math:fontstyle="italic">ij</math:mi>
            </math:msub>
          </math:mfrac>
        </math:mrow>
      </math:mrow>
    </math:mrow>
    <math:annotation math:encoding="StarMath 5.0">X rsup 2 = Sum from{i=1} to{k} Sum from{j=1} to{l} { (BH_ij-EH_ij) rsup 2 over EH_ij  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RAT</math:mi>
      <math:mo math:stretchy="false">=</math:mo>
      <math:mfrac>
        <math:mi math:fontstyle="italic">DI</math:mi>
        <math:mi math:fontstyle="italic">DO</math:mi>
      </math:mfrac>
    </math:mrow>
    <math:annotation math:encoding="StarMath 5.0">DRAT = DI over DO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n>1</math:mn>
      </math:msub>
      <math:mo math:stretchy="false">=</math:mo>
      <math:mrow>
        <math:mrow>
          <math:mrow>
            <math:msub>
              <math:mi>n</math:mi>
              <math:mi>a</math:mi>
            </math:msub>
            <math:mo math:stretchy="false">∗</math:mo>
            <math:msub>
              <math:mi>n</math:mi>
              <math:mi>b</math:mi>
            </math:msub>
          </math:mrow>
          <math:mo math:stretchy="false">+</math:mo>
          <math:mfrac>
            <math:mrow>
              <math:msub>
                <math:mi>n</math:mi>
                <math:mi>a</math:mi>
              </math:msub>
              <math:mrow>
                <math:mo math:stretchy="false">(</math:mo>
                <math:mrow>
                  <math:msub>
                    <math:mi>n</math:mi>
                    <math:mi>a</math:mi>
                  </math:msub>
                  <math:mo math:stretchy="false">+</math:mo>
                  <math:mn>1</math:mn>
                </math:mrow>
                <math:mo math:stretchy="false">)</math:mo>
              </math:mrow>
            </math:mrow>
            <math:mn>2</math:mn>
          </math:mfrac>
        </math:mrow>
        <math:mo math:stretchy="false">−</math:mo>
        <math:msub>
          <math:mi>R</math:mi>
          <math:mi>a</math:mi>
        </math:msub>
      </math:mrow>
    </math:mrow>
    <math:annotation math:encoding="StarMath 5.0">U_1=n_a*n_b+ {n_a(n_a+1)} over 2 -R_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z</math:mi>
      </math:mrow>
      <math:mo math:stretchy="false">=</math:mo>
      <math:mfrac>
        <math:mrow>
          <math:mo math:stretchy="false">∣</math:mo>
          <math:mrow>
            <math:mi>U</math:mi>
            <math:mo math:stretchy="false">−</math:mo>
            <math:mfrac>
              <math:mrow>
                <math:msub>
                  <math:mi>n</math:mi>
                  <math:mi>a</math:mi>
                </math:msub>
                <math:mo math:stretchy="false">∗</math:mo>
                <math:msub>
                  <math:mi>n</math:mi>
                  <math:mi>b</math:mi>
                </math:msub>
              </math:mrow>
              <math:mn>2</math:mn>
            </math:mfrac>
          </math:mrow>
          <math:mo math:stretchy="false">∣</math:mo>
        </math:mrow>
        <math:msqrt>
          <math:mfrac>
            <math:mrow>
              <math:mrow>
                <math:msub>
                  <math:mi>n</math:mi>
                  <math:mi>a</math:mi>
                </math:msub>
                <math:mo math:stretchy="false">∗</math:mo>
                <math:msub>
                  <math:mi>n</math:mi>
                  <math:mi>b</math:mi>
                </math:msub>
              </math:mrow>
              <math:mo math:stretchy="false">∗</math:mo>
              <math:mrow>
                <math:mo math:stretchy="false">(</math:mo>
                <math:mrow>
                  <math:mrow>
                    <math:msub>
                      <math:mi>n</math:mi>
                      <math:mi>a</math:mi>
                    </math:msub>
                    <math:mo math:stretchy="false">+</math:mo>
                    <math:msub>
                      <math:mi>n</math:mi>
                      <math:mi>b</math:mi>
                    </math:msub>
                  </math:mrow>
                  <math:mo math:stretchy="false">+</math:mo>
                  <math:mn>1</math:mn>
                </math:mrow>
                <math:mo math:stretchy="false">)</math:mo>
              </math:mrow>
            </math:mrow>
            <math:mn>12</math:mn>
          </math:mfrac>
        </math:msqrt>
      </math:mfrac>
    </math:mrow>
    <math:annotation math:encoding="StarMath 5.0">Pr=z= lline {U-{n_a*n_b over 2}} rline over {sqrt{n_a*n_b*(n_a+n_b+1) over 12}  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n>2</math:mn>
      </math:msub>
      <math:mo math:stretchy="false">=</math:mo>
      <math:mrow>
        <math:mrow>
          <math:mrow>
            <math:msub>
              <math:mi>n</math:mi>
              <math:mi>a</math:mi>
            </math:msub>
            <math:mo math:stretchy="false">∗</math:mo>
            <math:msub>
              <math:mi>n</math:mi>
              <math:mi>b</math:mi>
            </math:msub>
          </math:mrow>
          <math:mo math:stretchy="false">+</math:mo>
          <math:mfrac>
            <math:mrow>
              <math:msub>
                <math:mi>n</math:mi>
                <math:mi>b</math:mi>
              </math:msub>
              <math:mrow>
                <math:mo math:stretchy="false">(</math:mo>
                <math:mrow>
                  <math:msub>
                    <math:mi>n</math:mi>
                    <math:mi>b</math:mi>
                  </math:msub>
                  <math:mo math:stretchy="false">+</math:mo>
                  <math:mn>1</math:mn>
                </math:mrow>
                <math:mo math:stretchy="false">)</math:mo>
              </math:mrow>
            </math:mrow>
            <math:mn>2</math:mn>
          </math:mfrac>
        </math:mrow>
        <math:mo math:stretchy="false">−</math:mo>
        <math:msub>
          <math:mi>R</math:mi>
          <math:mi>b</math:mi>
        </math:msub>
      </math:mrow>
    </math:mrow>
    <math:annotation math:encoding="StarMath 5.0">U_2=n_a*n_b+ {n_b(n_b+1)} over 2 -R_b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=</math:mo>
        <math:mi math:fontstyle="italic">Min</math:mi>
      </math:mrow>
      <math:mrow>
        <math:mo math:stretchy="false">(</math:mo>
        <math:mrow>
          <math:msub>
            <math:mi>U</math:mi>
            <math:mn>1,</math:mn>
          </math:msub>
          <math:msub>
            <math:mi>U</math:mi>
            <math:mn>2</math:mn>
          </math:msub>
        </math:mrow>
        <math:mo math:stretchy="false">)</math:mo>
      </math:mrow>
    </math:mrow>
    <math:annotation math:encoding="StarMath 5.0">U=Min(U_1,U_2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a</math:mi>
      </math:msub>
      <math:mi>,</math:mi>
      <math:msub>
        <math:mi>R</math:mi>
        <math:mi>b</math:mi>
      </math:msub>
      <math:mi>:</math:mi>
      <math:mi math:fontstyle="italic">Rangplatzsummen</math:mi>
    </math:mrow>
    <math:annotation math:encoding="StarMath 5.0">R_a,R_b: Rangplatzsummen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Pr</math:mi>
          <math:mo math:stretchy="false">=</math:mo>
          <math:mi>t</math:mi>
        </math:mrow>
        <math:mo math:stretchy="false">=</math:mo>
        <math:mo math:stretchy="false">∣</math:mo>
      </math:mrow>
      <math:mrow>
        <math:mover math:accent="true">
          <math:mi>a</math:mi>
          <math:mo>¯</math:mo>
        </math:mover>
        <math:mo math:stretchy="false">−</math:mo>
        <math:mi>μ</math:mi>
      </math:mrow>
      <math:mo math:stretchy="false">∣</math:mo>
      <math:mfrac>
        <math:msqrt>
          <math:mi>n</math:mi>
        </math:msqrt>
        <math:mi>s</math:mi>
      </math:mfrac>
    </math:mrow>
    <math:annotation math:encoding="StarMath 5.0"> Pr=t= \lline  {overline  {a}}  - μ \rline  {  { sqrt {n} }  over  {s} 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t</math:mi>
      </math:mrow>
      <math:mo math:stretchy="false">=</math:mo>
      <math:mfrac>
        <math:mrow>
          <math:mrow>
            <math:mo math:stretchy="false">∣</math:mo>
            <math:mrow>
              <math:mover math:accent="true">
                <math:mi>a</math:mi>
                <math:mo math:stretchy="false">ˉ</math:mo>
              </math:mover>
              <math:mo math:stretchy="false">−</math:mo>
              <math:mover math:accent="true">
                <math:mi>b</math:mi>
                <math:mo math:stretchy="false">ˉ</math:mo>
              </math:mover>
            </math:mrow>
            <math:mo math:stretchy="false">∣</math:mo>
          </math:mrow>
          <math:msqrt>
            <math:mi>n</math:mi>
          </math:msqrt>
        </math:mrow>
        <math:msqrt>
          <math:mrow>
            <math:msubsup>
              <math:mi>s</math:mi>
              <math:mi>a</math:mi>
              <math:mn>2</math:mn>
            </math:msubsup>
            <math:mo math:stretchy="false">+</math:mo>
            <math:msubsup>
              <math:mi>s</math:mi>
              <math:mi>b</math:mi>
              <math:mn>2</math:mn>
            </math:msubsup>
          </math:mrow>
        </math:msqrt>
      </math:mfrac>
    </math:mrow>
    <math:annotation math:encoding="StarMath 5.0">Pr=t= {lline bar a - bar b rline sqrt{n}} over {sqrt{s_a^{2}+s_b^{2}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t</math:mi>
      </math:mrow>
      <math:mo math:stretchy="false">=</math:mo>
      <math:mfrac>
        <math:mrow>
          <math:mo math:stretchy="false">∣</math:mo>
          <math:mrow>
            <math:mover math:accent="true">
              <math:mi>a</math:mi>
              <math:mo math:stretchy="false">ˉ</math:mo>
            </math:mover>
            <math:mo math:stretchy="false">−</math:mo>
            <math:mover math:accent="true">
              <math:mi>b</math:mi>
              <math:mo math:stretchy="false">ˉ</math:mo>
            </math:mover>
          </math:mrow>
          <math:mo math:stretchy="false">∣</math:mo>
        </math:mrow>
        <math:msqrt>
          <math:mrow>
            <math:mfrac>
              <math:mrow>
                <math:msub>
                  <math:mi>n</math:mi>
                  <math:mi>a</math:mi>
                </math:msub>
                <math:mo math:stretchy="false">+</math:mo>
                <math:msub>
                  <math:mi>n</math:mi>
                  <math:mi>b</math:mi>
                </math:msub>
              </math:mrow>
              <math:mrow>
                <math:msub>
                  <math:mi>n</math:mi>
                  <math:mi>a</math:mi>
                </math:msub>
                <math:mo math:stretchy="false">∗</math:mo>
                <math:msub>
                  <math:mi>n</math:mi>
                  <math:mi>b</math:mi>
                </math:msub>
              </math:mrow>
            </math:mfrac>
            <math:mo math:stretchy="false">∗</math:mo>
            <math:mfrac>
              <math:mrow>
                <math:mrow>
                  <math:mo math:stretchy="false">(</math:mo>
                  <math:mrow>
                    <math:msub>
                      <math:mi>n</math:mi>
                      <math:mi>a</math:mi>
                    </math:msub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subsup>
                    <math:mi>s</math:mi>
                    <math:mi>a</math:mi>
                    <math:mn>2</math:mn>
                  </math:msubsup>
                  <math:mo math:stretchy="false">+</math:mo>
                  <math:mrow>
                    <math:mo math:stretchy="false">(</math:mo>
                    <math:mrow>
                      <math:msub>
                        <math:mi>n</math:mi>
                        <math:mi>b</math:mi>
                      </math:msub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subsup>
                  <math:mi>s</math:mi>
                  <math:mi>b</math:mi>
                  <math:mn>2</math:mn>
                </math:msubsup>
              </math:mrow>
              <math:mrow>
                <math:mrow>
                  <math:msub>
                    <math:mi>n</math:mi>
                    <math:mi>a</math:mi>
                  </math:msub>
                  <math:mo math:stretchy="false">+</math:mo>
                  <math:msub>
                    <math:mi>n</math:mi>
                    <math:mi>b</math:mi>
                  </math:msub>
                </math:mrow>
                <math:mo math:stretchy="false">−</math:mo>
                <math:mn>2</math:mn>
              </math:mrow>
            </math:mfrac>
          </math:mrow>
        </math:msqrt>
      </math:mfrac>
    </math:mrow>
    <math:annotation math:encoding="StarMath 5.0">Pr=t= {lline bar a - bar b rline} over sqrt{{{n_a+n_b} over {n_a*n_b}} * {{(n_a-1)s_a^{2}+(n_b-1)s_b^{2}} over {n_a+n_b-2}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F</math:mi>
      </math:mrow>
      <math:mo math:stretchy="false">=</math:mo>
      <math:mfrac>
        <math:msubsup>
          <math:mi>s</math:mi>
          <math:mi>a</math:mi>
          <math:mn>2</math:mn>
        </math:msubsup>
        <math:msubsup>
          <math:mi>s</math:mi>
          <math:mi>b</math:mi>
          <math:mn>2</math:mn>
        </math:msubsup>
      </math:mfrac>
    </math:mrow>
    <math:annotation math:encoding="StarMath 5.0">Pr=F=s_a^2 over s_b^2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t</math:mi>
      </math:mrow>
      <math:mo math:stretchy="false">=</math:mo>
      <math:mfrac>
        <math:mrow>
          <math:msqrt>
            <math:mrow>
              <math:mi>n</math:mi>
              <math:mo math:stretchy="false">−</math:mo>
              <math:mn>1</math:mn>
            </math:mrow>
          </math:msqrt>
          <math:mrow>
            <math:mo math:stretchy="false">(</math:mo>
            <math:mrow>
              <math:msubsup>
                <math:mi>s</math:mi>
                <math:mi>a</math:mi>
                <math:mn>2</math:mn>
              </math:msubsup>
              <math:mo math:stretchy="false">−</math:mo>
              <math:msubsup>
                <math:mi>s</math:mi>
                <math:mi>b</math:mi>
                <math:mn>2</math:mn>
              </math:msubsup>
            </math:mrow>
            <math:mo math:stretchy="false">)</math:mo>
          </math:mrow>
        </math:mrow>
        <math:mrow>
          <math:mn>2</math:mn>
          <math:msqrt>
            <math:mrow>
              <math:msubsup>
                <math:mi>s</math:mi>
                <math:mi>a</math:mi>
                <math:mn>2</math:mn>
              </math:msubsup>
              <math:mo math:stretchy="false">∗</math:mo>
              <math:msubsup>
                <math:mi>s</math:mi>
                <math:mi>b</math:mi>
                <math:mn>2</math:mn>
              </math:msubsup>
            </math:mrow>
          </math:msqrt>
        </math:mrow>
      </math:mfrac>
    </math:mrow>
    <math:annotation math:encoding="StarMath 5.0">Pr=t={sqrt{n-1}(s_a^2 - s_b^2)} over {2 sqrt{s_a^2 * s_b^2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WSD</math:mi>
      <math:mo math:stretchy="false">=</math:mo>
      <math:msqrt>
        <math:mfrac>
          <math:mrow>
            <math:mrow>
              <math:munderover>
                <math:mo math:stretchy="false">∑</math:mo>
                <math:mrow>
                  <math:mi>k</math:mi>
                  <math:mo math:stretchy="false">=</math:mo>
                  <math:mn>1</math:mn>
                </math:mrow>
                <math:mi>K</math:mi>
              </math:munderover>
              <math:mrow>
                <math:mo math:stretchy="false">(</math:mo>
                <math:mrow>
                  <math:msub>
                    <math:mi>n</math:mi>
                    <math:mi>k</math:mi>
                  </math:msub>
                  <math:mo math:stretchy="false">−</math:mo>
                  <math:mn>1</math:mn>
                </math:mrow>
                <math:mo math:stretchy="false">)</math:mo>
              </math:mrow>
            </math:mrow>
            <math:mo math:stretchy="false">⋅</math:mo>
            <math:msubsup>
              <math:mi math:fontstyle="italic">SDI</math:mi>
              <math:mi>k</math:mi>
              <math:mn>2</math:mn>
            </math:msubsup>
          </math:mrow>
          <math:mrow>
            <math:munderover>
              <math:mo math:stretchy="false">∑</math:mo>
              <math:mrow>
                <math:mi>k</math:mi>
                <math:mo math:stretchy="false">=</math:mo>
                <math:mn>1</math:mn>
              </math:mrow>
              <math:mi>K</math:mi>
            </math:munderover>
            <math:mrow>
              <math:mo math:stretchy="false">(</math:mo>
              <math:mrow>
                <math:msub>
                  <math:mi>n</math:mi>
                  <math:mi>k</math:mi>
                </math:msub>
                <math:mo math:stretchy="false">−</math:mo>
                <math:mn>1</math:mn>
              </math:mrow>
              <math:mo math:stretchy="false">)</math:mo>
            </math:mrow>
          </math:mrow>
        </math:mfrac>
      </math:msqrt>
    </math:mrow>
    <math:annotation math:encoding="StarMath 5.0">WSD = sqrt {{sum from {k=1} to {K} (n_k -1) cdot SDI_k^2     } over {sum from {k=1} to {K} (n_k -1)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F</math:mi>
      </math:mrow>
      <math:mo math:stretchy="false">=</math:mo>
      <math:mfrac>
        <math:mrow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k</math:mi>
            </math:munderover>
            <math:msub>
              <math:mi>n</math:mi>
              <math:mi>i</math:mi>
            </math:msub>
          </math:mrow>
          <math:msup>
            <math:mrow>
              <math:mo math:stretchy="false">(</math:mo>
              <math:mrow>
                <math:mover math:accent="true">
                  <math:msub>
                    <math:mi>Z</math:mi>
                    <math:mi math:fontstyle="italic">i.</math:mi>
                  </math:msub>
                  <math:mo math:stretchy="false">ˉ</math:mo>
                </math:mover>
                <math:mo math:stretchy="false">−</math:mo>
                <math:mover math:accent="true">
                  <math:msub>
                    <math:mi>Z</math:mi>
                    <math:mn>..</math:mn>
                  </math:msub>
                  <math:mo math:stretchy="false">ˉ</math:mo>
                </math:mover>
              </math:mrow>
              <math:mo math:stretchy="false">)</math:mo>
            </math:mrow>
            <math:mn>2</math:mn>
          </math:msup>
        </math:mrow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k</math:mi>
            </math:munderover>
            <math:mrow>
              <math:munderover>
                <math:mo math:stretchy="false">∑</math:mo>
                <math:mrow>
                  <math:mi>j</math:mi>
                  <math:mo math:stretchy="false">=</math:mo>
                  <math:mn>1</math:mn>
                </math:mrow>
                <math:msub>
                  <math:mi>n</math:mi>
                  <math:mi>i</math:mi>
                </math:msub>
              </math:munderover>
              <math:mrow>
                <math:mo math:stretchy="false">(</math:mo>
                <math:mrow>
                  <math:mi>k</math:mi>
                  <math:mo math:stretchy="false">−</math:mo>
                  <math:mn>1</math:mn>
                </math:mrow>
                <math:mo math:stretchy="false">)</math:mo>
              </math:mrow>
            </math:mrow>
          </math:mrow>
          <math:msup>
            <math:mrow>
              <math:mo math:stretchy="false">(</math:mo>
              <math:mrow>
                <math:mover math:accent="true">
                  <math:msub>
                    <math:mi>Z</math:mi>
                    <math:mi math:fontstyle="italic">ij</math:mi>
                  </math:msub>
                  <math:mo math:stretchy="false">ˉ</math:mo>
                </math:mover>
                <math:mo math:stretchy="false">−</math:mo>
                <math:mover math:accent="true">
                  <math:msub>
                    <math:mi>Z</math:mi>
                    <math:mi math:fontstyle="italic">i.</math:mi>
                  </math:msub>
                  <math:mo math:stretchy="false">ˉ</math:mo>
                </math:mover>
              </math:mrow>
              <math:mo math:stretchy="false">)</math:mo>
            </math:mrow>
            <math:mn>2</math:mn>
          </math:msup>
        </math:mrow>
      </math:mfrac>
    </math:mrow>
    <math:annotation math:encoding="StarMath 5.0">Pr=F={(n-k) sum from {i=1} to k   n_i(bar Z_i. - bar Z_..)^2 } over {sum from {i=1} to k sum from {j=1} to n_i (k-1) (bar Z_ij - bar Z_i.)^2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Z</math:mi>
            <math:mi math:fontstyle="italic">ij</math:mi>
          </math:msub>
          <math:mo math:stretchy="false">=</math:mo>
          <math:mrow>
            <math:mo math:stretchy="false">∣</math:mo>
            <math:mrow>
              <math:msub>
                <math:mi>Y</math:mi>
                <math:mi math:fontstyle="italic">ij</math:mi>
              </math:msub>
              <math:mo math:stretchy="false">−</math:mo>
              <math:mover math:accent="true">
                <math:msub>
                  <math:mi>Y</math:mi>
                  <math:mi math:fontstyle="italic">i.</math:mi>
                </math:msub>
                <math:mo math:stretchy="false">ˉ</math:mo>
              </math:mover>
            </math:mrow>
            <math:mo math:stretchy="false">∣</math:mo>
          </math:mrow>
        </math:mrow>
      </math:mtr>
      <math:mtr>
        <math:mrow>
          <math:mover math:accent="true">
            <math:msub>
              <math:mi>Y</math:mi>
              <math:mi math:fontstyle="italic">i.</math:mi>
            </math:msub>
            <math:mo math:stretchy="false">ˉ</math:mo>
          </math:mover>
          <math:mi>:</math:mi>
          <math:mi math:fontstyle="italic">arithmetisches</math:mi>
          <math:mi math:fontstyle="italic">Mittel</math:mi>
          <math:mi math:fontstyle="italic">der</math:mi>
          <math:mrow>
            <math:mi>i</math:mi>
            <math:mo math:stretchy="false">−</math:mo>
            <math:mi math:fontstyle="italic">ten</math:mi>
          </math:mrow>
          <math:mi math:fontstyle="italic">Gruppe</math:mi>
        </math:mrow>
      </math:mtr>
      <math:mtr>
        <math:mrow>
          <math:mover math:accent="true">
            <math:msub>
              <math:mi>Z</math:mi>
              <math:mi math:fontstyle="italic">i.</math:mi>
            </math:msub>
            <math:mo math:stretchy="false">ˉ</math:mo>
          </math:mover>
          <math:mi>:</math:mi>
          <math:mi math:fontstyle="italic">Gruppenmittelwerte</math:mi>
          <math:mi math:fontstyle="italic">von</math:mi>
          <math:msub>
            <math:mi>Z</math:mi>
            <math:mi math:fontstyle="italic">ij</math:mi>
          </math:msub>
        </math:mrow>
      </math:mtr>
      <math:mtr>
        <math:mrow>
          <math:mover math:accent="true">
            <math:msub>
              <math:mi>Z</math:mi>
              <math:mn>..</math:mn>
            </math:msub>
            <math:mo math:stretchy="false">ˉ</math:mo>
          </math:mover>
          <math:mi>:</math:mi>
          <math:mi math:fontstyle="italic">Mittel</math:mi>
          <math:mi math:fontstyle="italic">von</math:mi>
          <math:msub>
            <math:mi>Z</math:mi>
            <math:mi math:fontstyle="italic">ij</math:mi>
          </math:msub>
          <math:mi math:fontstyle="italic">über</math:mi>
          <math:mi math:fontstyle="italic">alle</math:mi>
          <math:mi math:fontstyle="italic">Gruppen</math:mi>
        </math:mrow>
      </math:mtr>
    </math:mtable>
    <math:annotation math:encoding="StarMath 5.0">Z_ij = lline Y_ij - bar Y_i. rline 
newline {bar Y_i. : arithmetisches Mittel der i-ten Gruppe} 
newline {bar Z_i. : Gruppenmittelwerte von Z_ij}
newline {bar Z_.. : Mittel von Z_ij über alle Gruppen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r</math:mi>
        <math:mo math:stretchy="false">=</math:mo>
        <math:mi>F</math:mi>
      </math:mrow>
      <math:mo math:stretchy="false">=</math:mo>
      <math:mfrac>
        <math:mrow>
          <math:msup>
            <math:mi>s</math:mi>
            <math:mn>2</math:mn>
          </math:msup>
          <math:mrow>
            <math:mo math:stretchy="false">(</math:mo>
            <math:mi>Z</math:mi>
            <math:mo math:stretchy="false">)</math:mo>
          </math:mrow>
        </math:mrow>
        <math:mrow>
          <math:msup>
            <math:mi>s</math:mi>
            <math:mn>2</math:mn>
          </math:msup>
          <math:mrow>
            <math:mo math:stretchy="false">(</math:mo>
            <math:mi>I</math:mi>
            <math:mo math:stretchy="false">)</math:mo>
          </math:mrow>
        </math:mrow>
      </math:mfrac>
    </math:mrow>
    <math:annotation math:encoding="StarMath 5.0">Pr=F={s^2(Z)} over {s^2(I)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p>
        <math:mi>s</math:mi>
        <math:mn>2</math:mn>
      </math:msup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i>J</math:mi>
            </math:munderover>
            <math:mrow>
              <math:msub>
                <math:mi>n</math:mi>
                <math:mi>j</math:mi>
              </math:msub>
              <math:msup>
                <math:mrow>
                  <math:mo math:stretchy="false">(</math:mo>
                  <math:mrow>
                    <math:mover math:accent="true">
                      <math:msub>
                        <math:mi>a</math:mi>
                        <math:mi>j</math:mi>
                      </math:msub>
                      <math:mo math:stretchy="false">ˉ</math:mo>
                    </math:mover>
                    <math:mo math:stretchy="false">−</math:mo>
                    <math:mover math:accent="true">
                      <math:mi>a</math:mi>
                      <math:mo math:stretchy="false">ˉ</math:mo>
                    </math:mover>
                  </math:mrow>
                  <math:mo math:stretchy="false">)</math:mo>
                </math:mrow>
                <math:mn>2</math:mn>
              </math:msup>
            </math:mrow>
          </math:mrow>
          <math:mrow>
            <math:mi>J</math:mi>
            <math:mo math:stretchy="false">−</math:mo>
            <math:mn>1</math:mn>
          </math:mrow>
        </math:mfrac>
      </math:mrow>
    </math:mrow>
    <math:annotation math:encoding="StarMath 5.0">s^2(Z)= sum from{j=1} to {J}{n_j(bar a_j-bar a)^2} over {J-1}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Z</math:mi>
          <math:mo math:stretchy="false">=</math:mo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i>J</math:mi>
            </math:munderover>
            <math:mrow>
              <math:msub>
                <math:mi>n</math:mi>
                <math:mi>j</math:mi>
              </math:msub>
              <math:msup>
                <math:mrow>
                  <math:mo math:stretchy="false">(</math:mo>
                  <math:mrow>
                    <math:mover math:accent="true">
                      <math:msub>
                        <math:mi>a</math:mi>
                        <math:mi>j</math:mi>
                      </math:msub>
                      <math:mo math:stretchy="false">ˉ</math:mo>
                    </math:mover>
                    <math:mo math:stretchy="false">−</math:mo>
                    <math:mover math:accent="true">
                      <math:mi>a</math:mi>
                      <math:mo math:stretchy="false">ˉ</math:mo>
                    </math:mover>
                  </math:mrow>
                  <math:mo math:stretchy="false">)</math:mo>
                </math:mrow>
                <math:mn>2</math:mn>
              </math:msup>
            </math:mrow>
          </math:mrow>
        </math:mrow>
      </math:mtr>
      <math:mtr>
        <math:mrow>
          <math:mrow>
            <math:mi>J</math:mi>
            <math:mo math:stretchy="false">=</math:mo>
            <math:mi math:fontstyle="italic">Anzahl</math:mi>
          </math:mrow>
          <math:mi math:fontstyle="italic">der</math:mi>
          <math:mi math:fontstyle="italic">Gruppen</math:mi>
        </math:mrow>
      </math:mtr>
      <math:mtr>
        <math:mrow>
          <math:mi>n</math:mi>
          <math:mo math:stretchy="false">=</math:mo>
          <math:mi math:fontstyle="italic">Gruppenumfang</math:mi>
        </math:mrow>
      </math:mtr>
    </math:mtable>
    <math:annotation math:encoding="StarMath 5.0">Z= sum from{j=1} to {J}{n_j(bar a_j-bar a)^2}
newline 
J=Anzahl der Gruppen newline
n=Gruppenumfang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I</math:mi>
          <math:mo math:stretchy="false">=</math:mo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i>J</math:mi>
            </math:munderover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sub>
                  <math:mi>n</math:mi>
                  <math:mi>j</math:mi>
                </math:msub>
              </math:munderover>
              <math:msup>
                <math:mrow>
                  <math:mo math:stretchy="false">(</math:mo>
                  <math:mrow>
                    <math:msub>
                      <math:mi>a</math:mi>
                      <math:mi>i</math:mi>
                    </math:msub>
                    <math:mo math:stretchy="false">−</math:mo>
                    <math:mover math:accent="true">
                      <math:msub>
                        <math:mi>a</math:mi>
                        <math:mi>j</math:mi>
                      </math:msub>
                      <math:mo math:stretchy="false">ˉ</math:mo>
                    </math:mover>
                  </math:mrow>
                  <math:mo math:stretchy="false">)</math:mo>
                </math:mrow>
                <math:mn>2</math:mn>
              </math:msup>
            </math:mrow>
          </math:mrow>
        </math:mrow>
      </math:mtr>
      <math:mtr>
        <math:mrow>
          <math:mrow>
            <math:mi>J</math:mi>
            <math:mo math:stretchy="false">=</math:mo>
            <math:mi math:fontstyle="italic">Anzahl</math:mi>
          </math:mrow>
          <math:mi math:fontstyle="italic">der</math:mi>
          <math:mi math:fontstyle="italic">Gruppen</math:mi>
        </math:mrow>
      </math:mtr>
      <math:mtr>
        <math:mrow>
          <math:mi>n</math:mi>
          <math:mo math:stretchy="false">=</math:mo>
          <math:mi math:fontstyle="italic">Gruppenumfang</math:mi>
        </math:mrow>
      </math:mtr>
    </math:mtable>
    <math:annotation math:encoding="StarMath 5.0">I= sum from{j=1} to {J} sum from{i=1} to {n_j}    {(a_i-bar a_j)^2}
newline 
J=Anzahl der Gruppen newline
n=Gruppenumfang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sup>
        <math:mi>s</math:mi>
        <math:mn>2</math:mn>
      </math:msup>
      <math:mrow>
        <math:mrow>
          <math:mo math:stretchy="false">(</math:mo>
          <math:mi>I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i>J</math:mi>
            </math:munderover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sub>
                  <math:mi>n</math:mi>
                  <math:mi>j</math:mi>
                </math:msub>
              </math:munderover>
              <math:msup>
                <math:mrow>
                  <math:mo math:stretchy="false">(</math:mo>
                  <math:mrow>
                    <math:msub>
                      <math:mi>a</math:mi>
                      <math:mi>i</math:mi>
                    </math:msub>
                    <math:mo math:stretchy="false">−</math:mo>
                    <math:mover math:accent="true">
                      <math:msub>
                        <math:mi>a</math:mi>
                        <math:mi>j</math:mi>
                      </math:msub>
                      <math:mo math:stretchy="false">ˉ</math:mo>
                    </math:mover>
                  </math:mrow>
                  <math:mo math:stretchy="false">)</math:mo>
                </math:mrow>
                <math:mn>2</math:mn>
              </math:msup>
            </math:mrow>
          </math:mrow>
          <math:mrow>
            <math:mi>n</math:mi>
            <math:mo math:stretchy="false">−</math:mo>
            <math:mi>J</math:mi>
          </math:mrow>
        </math:mfrac>
      </math:mrow>
    </math:mrow>
    <math:annotation math:encoding="StarMath 5.0">s^2(I)= sum from{j=1} to {J} sum from{i=1} to {n_j}    {(a_i-bar a_j)^2} over {n-J}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G</math:mi>
          <math:mo math:stretchy="false">=</math:mo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p>
              <math:mrow>
                <math:mo math:stretchy="false">(</math:mo>
                <math:mrow>
                  <math:msub>
                    <math:mi>a</math:mi>
                    <math:mi>i</math:mi>
                  </math:msub>
                  <math:mo math:stretchy="false">−</math:mo>
                  <math:mover math:accent="true">
                    <math:mi>a</math:mi>
                    <math:mo math:stretchy="false">ˉ</math:mo>
                  </math:mover>
                </math:mrow>
                <math:mo math:stretchy="false">)</math:mo>
              </math:mrow>
              <math:mn>2</math:mn>
            </math:msup>
          </math:mrow>
        </math:mrow>
      </math:mtr>
      <math:mtr>
        <math:mrow>
          <math:mi>n</math:mi>
          <math:mo math:stretchy="false">=</math:mo>
          <math:mi math:fontstyle="italic">Stichprobenumfang</math:mi>
        </math:mrow>
      </math:mtr>
    </math:mtable>
    <math:annotation math:encoding="StarMath 5.0">G= sum from{i=1} to {n}    {(a_i-bar a)^2}
newline 

n=Stichprobenumfang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p>
        <math:mi>s</math:mi>
        <math:mn>2</math:mn>
      </math:msup>
      <math:mrow>
        <math:mrow>
          <math:mo math:stretchy="false">(</math:mo>
          <math:mi>G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p>
              <math:mrow>
                <math:mo math:stretchy="false">(</math:mo>
                <math:mrow>
                  <math:msub>
                    <math:mi>a</math:mi>
                    <math:mi>i</math:mi>
                  </math:msub>
                  <math:mo math:stretchy="false">−</math:mo>
                  <math:mover math:accent="true">
                    <math:mi>a</math:mi>
                    <math:mo math:stretchy="false">ˉ</math:mo>
                  </math:mover>
                </math:mrow>
                <math:mo math:stretchy="false">)</math:mo>
              </math:mrow>
              <math:mn>2</math:mn>
            </math:msup>
          </math:mrow>
          <math:mrow>
            <math:mi>n</math:mi>
            <math:mo math:stretchy="false">−</math:mo>
            <math:mn>1</math:mn>
          </math:mrow>
        </math:mfrac>
      </math:mrow>
    </math:mrow>
    <math:annotation math:encoding="StarMath 5.0">s^2(G)= sum from{i=1} to {n}    {(a_i-bar a)^2} over {n-1}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FSIL</math:mi>
        <math:mo math:stretchy="false">=</math:mo>
        <math:mfrac>
          <math:mn>1</math:mn>
          <math:mi>n</math:mi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frac>
          <math:mrow>
            <math:msub>
              <math:mi math:fontstyle="italic">fb</math:mi>
              <math:mi>i</math:mi>
            </math:msub>
            <math:mo math:stretchy="false">−</math:mo>
            <math:msub>
              <math:mi math:fontstyle="italic">fa</math:mi>
              <math:mi>i</math:mi>
            </math:msub>
          </math:mrow>
          <math:mrow>
            <math:mi math:fontstyle="italic">max</math:mi>
            <math:mrow>
              <math:mo math:stretchy="false">(</math:mo>
              <math:mrow>
                <math:msub>
                  <math:mi math:fontstyle="italic">fa</math:mi>
                  <math:mi>i</math:mi>
                </math:msub>
                <math:mi>,</math:mi>
                <math:msub>
                  <math:mi math:fontstyle="italic">fb</math:mi>
                  <math:mi>i</math:mi>
                </math:msub>
              </math:mrow>
              <math:mo math:stretchy="false">)</math:mo>
            </math:mrow>
          </math:mrow>
        </math:mfrac>
      </math:mrow>
    </math:mrow>
    <math:annotation math:encoding="StarMath 5.0">FSIL = 1 over n sum from{i=1} to{n} {{fb_i - fa_i} over {max(fa_i, fb_i)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EV</math:mi>
      <math:mo math:stretchy="false">=</math:mo>
      <math:mrow>
        <math:mn>1</math:mn>
        <math:mo math:stretchy="false">−</math:mo>
        <math:mfrac>
          <math:mi math:fontstyle="italic">WSS</math:mi>
          <math:mi math:fontstyle="italic">TSS</math:mi>
        </math:mfrac>
      </math:mrow>
    </math:mrow>
    <math:annotation math:encoding="StarMath 5.0">EV = 1 - WSS over TS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PF</math:mi>
      <math:mo math:stretchy="false">=</math:mo>
      <math:mfrac>
        <math:mrow>
          <math:mi math:fontstyle="italic">BSS</math:mi>
          <math:mo math:stretchy="false">/</math:mo>
          <math:mrow>
            <math:mo math:stretchy="false">(</math:mo>
            <math:mrow>
              <math:mi>k</math:mi>
              <math:mo math:stretchy="false">−</math:mo>
              <math:mn>1</math:mn>
            </math:mrow>
            <math:mo math:stretchy="false">)</math:mo>
          </math:mrow>
        </math:mrow>
        <math:mrow>
          <math:mi math:fontstyle="italic">WSS</math:mi>
          <math:mo math:stretchy="false">/</math:mo>
          <math:mrow>
            <math:mo math:stretchy="false">(</math:mo>
            <math:mrow>
              <math:mi>n</math:mi>
              <math:mo math:stretchy="false">−</math:mo>
              <math:mi>k</math:mi>
            </math:mrow>
            <math:mo math:stretchy="false">)</math:mo>
          </math:mrow>
        </math:mrow>
      </math:mfrac>
    </math:mrow>
    <math:annotation math:encoding="StarMath 5.0">PF = {BSS / (k-1)} over {WSS / (n-k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 math:fontstyle="italic">SS</math:mi>
            <math:mi>i</math:mi>
          </math:msub>
          <math:mo math:stretchy="false">=</math:mo>
          <math:mtext>Sum of squares within classes</math:mtext>
        </math:mrow>
      </math:mtr>
      <math:mtr>
        <math:mrow>
          <math:msub>
            <math:mi math:fontstyle="italic">SS</math:mi>
            <math:mi>b</math:mi>
          </math:msub>
          <math:mo math:stretchy="false">=</math:mo>
          <math:mtext>Sum of squares between classes</math:mtext>
        </math:mrow>
      </math:mtr>
      <math:mtr>
        <math:mrow>
          <math:msub>
            <math:mi math:fontstyle="italic">SS</math:mi>
            <math:mi>t</math:mi>
          </math:msub>
          <math:mo math:stretchy="false">=</math:mo>
          <math:mtext>Total sum of squares</math:mtext>
        </math:mrow>
      </math:mtr>
      <math:mtr>
        <math:mrow>
          <math:mi>k</math:mi>
          <math:mo math:stretchy="false">=</math:mo>
          <math:mtext>number of classes</math:mtext>
        </math:mrow>
      </math:mtr>
      <math:mtr>
        <math:mrow>
          <math:mi>n</math:mi>
          <math:mo math:stretchy="false">=</math:mo>
          <math:mtext>number of cases</math:mtext>
        </math:mrow>
      </math:mtr>
      <math:mtr>
        <math:mrow>
          <math:msub>
            <math:mi math:fontstyle="italic">sd</math:mi>
            <math:mi>i</math:mi>
          </math:msub>
          <math:mo math:stretchy="false">=</math:mo>
          <math:mtext>Standard deviation within class</math:mtext>
        </math:mrow>
      </math:mtr>
      <math:mtr>
        <math:mrow>
          <math:msub>
            <math:mi>a</math:mi>
            <math:mi>i</math:mi>
          </math:msub>
          <math:mo math:stretchy="false">=</math:mo>
          <math:mtext>Average distance between case i and all other cases in the same class</math:mtext>
        </math:mrow>
      </math:mtr>
      <math:mtr>
        <math:mrow>
          <math:msub>
            <math:mi>b</math:mi>
            <math:mi>i</math:mi>
          </math:msub>
          <math:mo math:stretchy="false">=</math:mo>
          <math:mtext>Average distance between case i and all other cases in closest class</math:mtext>
        </math:mrow>
      </math:mtr>
      <math:mtr>
        <math:mrow>
          <math:msub>
            <math:mi math:fontstyle="italic">pc</math:mi>
            <math:mi>i</math:mi>
          </math:msub>
          <math:mo math:stretchy="false">=</math:mo>
          <math:mtext>Mean pattern correlation between cases from the same class</math:mtext>
        </math:mrow>
      </math:mtr>
      <math:mtr>
        <math:mrow>
          <math:msub>
            <math:mi math:fontstyle="italic">pc</math:mi>
            <math:mi>o</math:mi>
          </math:msub>
          <math:mo math:stretchy="false">=</math:mo>
          <math:mtext>Mean pattern correlation between cases from different classes</math:mtext>
        </math:mrow>
      </math:mtr>
    </math:mtable>
    <math:annotation math:encoding="StarMath 5.0">SS_i = "Sum of squares within classes"newline
SS_b = "Sum of squares between classes"newline
SS_t = "Total sum of squares"newline
k = "number of classes"newline
n = "number of cases"newline
sd_i = "Standard deviation within class"newline
a_i = "Average distance between case i and all other cases in the same class"newline
b_i = "Average distance between case i and all other cases in closest class"newline
pc_i ="Mean pattern correlation between cases from the same class"newline
pc_o ="Mean pattern correlation between cases from different classes"newline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SS</math:mi>
        <math:mi>b</math:mi>
      </math:msub>
      <math:mo math:stretchy="false">=</math:mo>
      <math:mtext>Sum of squares between classes</math:mtext>
    </math:mrow>
    <math:annotation math:encoding="StarMath 5.0">SS_b = "Sum of squares between classes"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SS</math:mi>
        <math:mi>t</math:mi>
      </math:msub>
      <math:mo math:stretchy="false">=</math:mo>
      <math:mtext>Total sum of squares</math:mtext>
    </math:mrow>
    <math:annotation math:encoding="StarMath 5.0">SS_t = "Total sum of squares"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=</math:mo>
      <math:mtext>number of classes</math:mtext>
    </math:mrow>
    <math:annotation math:encoding="StarMath 5.0">k = "number of classes"
</math:annotation>
  </math:semantics>
</math:math>
</file>